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5dd2"/>
    </style:style>
    <style:style style:name="P2" style:family="paragraph" style:parent-style-name="Standard">
      <style:text-properties officeooo:rsid="000d0379" officeooo:paragraph-rsid="000e3251"/>
    </style:style>
    <style:style style:name="P3" style:family="paragraph" style:parent-style-name="Standard">
      <style:text-properties officeooo:paragraph-rsid="000e3251"/>
    </style:style>
    <style:style style:name="T1" style:family="text">
      <style:text-properties officeooo:rsid="000d0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em-vindo ao mundo de bem-estar da Aromalma, onde a natureza se encontra com a qualidade excepcional.</text:span></text:p>
      <text:p text:style-name="P2">Nossos alimentos orgânicos, cultivados com carinho e respeito por fazendas familiares, nutrem seu corpo e alma com cada sabor autêntico.</text:p>
      <text:p text:style-name="P2">Além disso, expandimos nossa dedicação à sustentabilidade através de nossa linha de cosméticos naturais, que cuidam da sua pele de maneira gentil e livre de químicos agressivos.</text:p>
      <text:p text:style-name="P2">E para completar, nossos produtos de limpeza ecológicos trazem o frescor da natureza para o seu lar, sem comprometer o planeta.</text:p>
      <text:p text:style-name="P2">Com a Aromalma, você escolhe um estilo de vida onde cada escolha diária é uma contribuição consciente para um mundo mais saudável e equilibr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09:43.398000000</meta:creation-date>
    <dc:date>2023-08-09T22:24:42.808000000</dc:date>
    <meta:editing-duration>PT13M34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5" meta:word-count="108" meta:character-count="685" meta:non-whitespace-character-count="582"/>
  </office:meta>
</office:document-meta>
</file>